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04cm" svg:height="1.905cm" svg:x="7.662cm" svg:y="3.84cm">
          <text:p text:style-name="P1">Waiting For</text:p>
          <text:p text:style-name="P1">Voice</text:p>
        </draw:rect>
        <draw:rect draw:style-name="gr1" draw:text-style-name="P1" draw:layer="layout" svg:width="3.704cm" svg:height="1.605cm" svg:x="7.662cm" svg:y="7.65cm">
          <text:p text:style-name="P1">Speech To</text:p>
          <text:p text:style-name="P1">Text</text:p>
        </draw:rect>
        <draw:rect draw:style-name="gr1" draw:text-style-name="P1" draw:layer="layout" svg:width="3.704cm" svg:height="1.27cm" svg:x="7.662cm" svg:y="11.16cm">
          <text:p text:style-name="P1">Sending</text:p>
        </draw:rect>
        <draw:line draw:style-name="gr2" draw:text-style-name="P1" draw:layer="layout" svg:x1="9.551cm" svg:y1="5.745cm" svg:x2="9.551cm" svg:y2="7.65cm">
          <text:p/>
        </draw:line>
        <draw:line draw:style-name="gr2" draw:text-style-name="P1" draw:layer="layout" svg:x1="9.551cm" svg:y1="9.246cm" svg:x2="9.551cm" svg:y2="11.151cm">
          <text:p/>
        </draw:line>
        <draw:frame draw:style-name="gr3" draw:layer="layout" svg:width="6.35cm" svg:height="1.905cm" svg:x="9.651cm" svg:y="5.745cm">
          <draw:text-box>
            <text:p>Voice Detected</text:p>
            <text:p>Speech To Text</text:p>
          </draw:text-box>
        </draw:frame>
        <draw:line draw:style-name="gr4" draw:text-style-name="P1" draw:layer="layout" svg:x1="8.916cm" svg:y1="6.615cm" svg:x2="15.901cm" svg:y2="6.615cm">
          <text:p/>
        </draw:line>
        <draw:line draw:style-name="gr4" draw:text-style-name="P1" draw:layer="layout" svg:x1="8.916cm" svg:y1="10.09cm" svg:x2="15.901cm" svg:y2="10.09cm">
          <text:p/>
        </draw:line>
        <draw:frame draw:style-name="gr3" draw:layer="layout" svg:width="7.959cm" svg:height="1.905cm" svg:x="9.551cm" svg:y="9.255cm">
          <draw:text-box>
            <text:p>Voice processed</text:p>
            <text:p>Sending to Interpretation</text:p>
          </draw:text-box>
        </draw:frame>
        <draw:line draw:style-name="gr5" draw:text-style-name="P1" draw:layer="layout" svg:x1="9.555cm" svg:y1="2.906cm" svg:x2="9.555cm" svg:y2="3.541cm">
          <text:p/>
        </draw:line>
        <draw:line draw:style-name="gr5" draw:text-style-name="P1" draw:layer="layout" svg:x1="9.555cm" svg:y1="3.206cm" svg:x2="9.555cm" svg:y2="3.841cm">
          <text:p/>
        </draw:line>
        <draw:line draw:style-name="gr6" draw:text-style-name="P1" draw:layer="layout" svg:x1="7.65cm" svg:y1="11.794cm" svg:x2="5.745cm" svg:y2="11.794cm">
          <text:p/>
        </draw:line>
        <draw:line draw:style-name="gr6" draw:text-style-name="P1" draw:layer="layout" svg:x1="5.745cm" svg:y1="11.794cm" svg:x2="5.745cm" svg:y2="4.809cm">
          <text:p/>
        </draw:line>
        <draw:line draw:style-name="gr7" draw:text-style-name="P1" draw:layer="layout" svg:x1="5.745cm" svg:y1="4.809cm" svg:x2="7.65cm" svg:y2="4.809cm">
          <text:p/>
        </draw:line>
        <draw:frame draw:style-name="gr3" draw:text-style-name="P2" draw:layer="layout" svg:width="6.35cm" svg:height="1.905cm" svg:x="-0.495cm" svg:y="7.045cm">
          <draw:text-box>
            <text:p text:style-name="P2">sent</text:p>
          </draw:text-box>
        </draw:frame>
        <draw:line draw:style-name="gr4" draw:text-style-name="P1" draw:layer="layout" svg:x1="3.48cm" svg:y1="7.915cm" svg:x2="6.155cm" svg:y2="7.9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5:59:26.98</meta:creation-date>
    <dc:date>2011-11-29T16:40:19.43</dc:date>
    <dc:creator>Andre </dc:creator>
    <meta:editing-duration>PT40M51S</meta:editing-duration>
    <meta:editing-cycles>4</meta:editing-cycles>
    <meta:generator>OpenOffice.org/3.3$Win32 OpenOffice.org_project/330m20$Build-9567</meta:generator>
    <meta:document-statistic meta:object-count="16"/>
  </office:meta>
</office:document-meta>
</file>